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155.4pt"/>
    </style:style>
    <style:style style:name="co7" style:family="table-column">
      <style:table-column-properties fo:break-before="auto" style:column-width="1019.99pt"/>
    </style:style>
    <style:style style:name="co8" style:family="table-column">
      <style:table-column-properties fo:break-before="auto" style:column-width="178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831683168316832" calcext:value-type="float">
            <text:p>0.8316831683168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0', '1', '2', '3', '4', '5', '6', '7', '8', '9']</text:p>
          </table:table-cell>
          <table:table-cell office:value-type="string" calcext:value-type="string">
            <text:p>[0.9594272076372315, 0.9594272076372315, 0.9594272076372315, 0.9594272076372315, 0.9594272076372315, 0.9594272076372315, 0.9594272076372315, 0.9594272076372315, 0.9594272076372315, 0.9594272076372315]</text:p>
          </table:table-cell>
          <table:table-cell office:value-type="string" calcext:value-type="string">
            <text:p>[12, 12, 12, 12, 12, 12, 12, 12, 12, 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818897637795276" calcext:value-type="float">
            <text:p>0.8188976377952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, '1', '2', '3', '4', '5']</text:p>
          </table:table-cell>
          <table:table-cell office:value-type="string" calcext:value-type="string">
            <text:p>[0.9451073985680192, 0.9451073985680192, 0.9451073985680192, 0.9451073985680192, 0.9451073985680192, 0.9451073985680192]</text:p>
          </table:table-cell>
          <table:table-cell office:value-type="string" calcext:value-type="string">
            <text:p>[22, 22, 22, 22, 22, 2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9498806682577564]</text:p>
          </table:table-cell>
          <table:table-cell office:value-type="string" calcext:value-type="string">
            <text:p>[21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681081081081081" calcext:value-type="float">
            <text:p>0.6810810810810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591885441527446]</text:p>
          </table:table-cell>
          <table:table-cell office:value-type="string" calcext:value-type="string">
            <text:p>[56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648148148148148" calcext:value-type="float">
            <text:p>0.6481481481481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, '2', '3', '5']</text:p>
          </table:table-cell>
          <table:table-cell office:value-type="string" calcext:value-type="string">
            <text:p>[0.8186157517899761, 0.8186157517899761, 0.8186157517899761, 0.8186157517899761]</text:p>
          </table:table-cell>
          <table:table-cell office:value-type="string" calcext:value-type="string">
            <text:p>[70, 70, 70, 70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, '1', '2', '3', '4', '5', '6', '7', '8', '9']</text:p>
          </table:table-cell>
          <table:table-cell office:value-type="string" calcext:value-type="string">
            <text:p>[0.9665871121718376, 0.9665871121718376, 0.9665871121718376, 0.9665871121718376, 0.9665871121718376, 0.9665871121718376, 0.9665871121718376, 0.9665871121718376, 0.9665871121718376, 0.9665871121718376]</text:p>
          </table:table-cell>
          <table:table-cell office:value-type="string" calcext:value-type="string">
            <text:p>[9, 9, 9, 9, 9, 9, 9, 9, 9, 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676767676767677" calcext:value-type="float">
            <text:p>0.6767676767676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, '1', '2']</text:p>
          </table:table-cell>
          <table:table-cell office:value-type="string" calcext:value-type="string">
            <text:p>[0.8472553699284008, 0.8472553699284008, 0.8472553699284008]</text:p>
          </table:table-cell>
          <table:table-cell office:value-type="string" calcext:value-type="string">
            <text:p>[58, 58, 58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, '1', '2', '3', '4', '5', '6', '7']</text:p>
          </table:table-cell>
          <table:table-cell office:value-type="string" calcext:value-type="string">
            <text:p>[0.8233890214797136, 0.8233890214797136, 0.8233890214797136, 0.8233890214797136, 0.8233890214797136, 0.8233890214797136, 0.8233890214797136, 0.8233890214797136]</text:p>
          </table:table-cell>
          <table:table-cell office:value-type="string" calcext:value-type="string">
            <text:p>[72, 72, 72, 72, 72, 72, 72, 72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646153846153846" calcext:value-type="float">
            <text:p>0.6461538461538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, '1', '2', '3', '4', '5', '6', '7', '8']</text:p>
          </table:table-cell>
          <table:table-cell office:value-type="string" calcext:value-type="string">
            <text:p>[0.8353221957040573, 0.8353221957040573, 0.8353221957040573, 0.8353221957040573, 0.8353221957040573, 0.8353221957040573, 0.8353221957040573, 0.8353221957040573, 0.8353221957040573]</text:p>
          </table:table-cell>
          <table:table-cell office:value-type="string" calcext:value-type="string">
            <text:p>[67, 67, 67, 67, 67, 67, 67, 67, 67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4558472553699284]</text:p>
          </table:table-cell>
          <table:table-cell office:value-type="string" calcext:value-type="string">
            <text:p>[4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606617647058823" calcext:value-type="float">
            <text:p>0.6066176470588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4892601431980907]</text:p>
          </table:table-cell>
          <table:table-cell office:value-type="string" calcext:value-type="string">
            <text:p>[4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623376623376623" calcext:value-type="float">
            <text:p>0.6233766233766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, '1', '2', '3', '4', '5']</text:p>
          </table:table-cell>
          <table:table-cell office:value-type="string" calcext:value-type="string">
            <text:p>[0.7923627684964201, 0.7923627684964201, 0.7923627684964201, 0.7923627684964201, 0.7923627684964201, 0.7923627684964201]</text:p>
          </table:table-cell>
          <table:table-cell office:value-type="string" calcext:value-type="string">
            <text:p>[87, 87, 87, 87, 87, 87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67005076142132" calcext:value-type="float">
            <text:p>0.67005076142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, '5']</text:p>
          </table:table-cell>
          <table:table-cell office:value-type="string" calcext:value-type="string">
            <text:p>[0.8448687350835322, 0.8448687350835322]</text:p>
          </table:table-cell>
          <table:table-cell office:value-type="string" calcext:value-type="string">
            <text:p>[62, 62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611872146118722" calcext:value-type="float">
            <text:p>0.6118721461187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7971360381861575]</text:p>
          </table:table-cell>
          <table:table-cell office:value-type="string" calcext:value-type="string">
            <text:p>[83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676923076923077" calcext:value-type="float">
            <text:p>0.6769230769230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, '1', '2', '3', '4', '5', '6', '7', '8', '9']</text:p>
          </table:table-cell>
          <table:table-cell office:value-type="string" calcext:value-type="string">
            <text:p>[0.8496420047732697, 0.8496420047732697, 0.8496420047732697, 0.8496420047732697, 0.8496420047732697, 0.8496420047732697, 0.8496420047732697, 0.8496420047732697, 0.8496420047732697, 0.8496420047732697]</text:p>
          </table:table-cell>
          <table:table-cell office:value-type="string" calcext:value-type="string">
            <text:p>[58, 58, 58, 58, 58, 58, 58, 58, 58, 58]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AVERAGE([.C2:.C16])" office:value-type="float" office:value="0.689007043183193" calcext:value-type="float">
            <text:p>0.68900704318319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3T13:56:31.550684951</dc:date>
    <meta:editing-duration>PT50S</meta:editing-duration>
    <meta:editing-cycles>1</meta:editing-cycles>
    <meta:document-statistic meta:table-count="1" meta:cell-count="128" meta:object-count="0"/>
    <meta:generator>LibreOffice/6.0.7.3$Linux_X86_64 LibreOffice_project/00m0$Build-3</meta:generator>
  </office:meta>
</office:document-meta>
</file>